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 then, Blanche, the key.</text:p>
          </table:table-cell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eh? The key??</text:p>
          </table:table-cell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 office:value-type="string">
            <text:p>Huuuh〜? Didn't you have the key, Carat-sama?
Eheh!</text:p>
          </table:table-cell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I thought you had it, Blanche??</text:p>
          </table:table-cell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 office:value-type="string">
            <text:p>...Agh!! Visti! She had the key, didn't
she!!</text:p>
          </table:table-cell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, dear〜. That means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're joking! P-P-Please, do something
about iiiiit!!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 office:value-type="string">
            <text:p>No... I-I... I can't hold it...!!
I'm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 office:value-type="string">
            <text:p>Well, there you have it. Do your best until
Visti returns. You can do it—..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h...!! S-Someone... save mee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